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NSimSun" svg:font-family="NSimSun" style:font-family-generic="modern" style:font-pitch="fixed"/>
    <style:font-face style:name="sans-serif" svg:font-family="sans-serif" style:font-family-generic="swiss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officeooo:rsid="00154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À propos / Crédits</text:h>
      <text:p text:style-name="Text_20_body">L’objectif de « Galenus verbatim » est de mettre à disposition en accès libre un environnement de travail facilitant l’exploration des textes galéniques qui a été construit dans le cadre du projet « <text:a xlink:type="simple" xlink:href="https://etymologika.hypotheses.org/1035" office:target-frame-name="_top" xlink:show="replace" text:style-name="Internet_20_link" text:visited-style-name="Visited_20_Internet_20_Link"><text:span text:style-name="Internet_20_link">Dictionnaire de la médecine d’après Galien de Pergame</text:span></text:a> » et qui est destiné à être progressivement enrichi.</text:p>
      <text:p text:style-name="Text_20_body">Les textes grecs ici présents, qui regroupent les traités publiés dans les volumes 1 à 18b l’édition de C.G. Kühn, ainsi que quelques autres libres de droits, proviennent du dépôt en accès libre du projet « <text:a xlink:type="simple" xlink:href="https://opengreekandlatin.github.io/First1KGreek/" office:target-frame-name="_top" xlink:show="replace" text:style-name="Internet_20_link" text:visited-style-name="Visited_20_Internet_20_Link"><text:span text:style-name="Internet_20_link">First Thousand Years of Greek</text:span></text:a> » qui, pour ce qui concerne les textes galéniques, a repris le corpus publié en accès libre dans le « <text:a xlink:type="simple" xlink:href="https://www.graeco-arabic-studies.org/home.html" office:target-frame-name="_top" xlink:show="replace" text:style-name="Internet_20_link" text:visited-style-name="Visited_20_Internet_20_Link"><text:span text:style-name="Internet_20_link">Digital Corpus for Graeco-Arabic Studies</text:span></text:a> » pour l’intégrer à la Perseus Digital Library ; y est ajouté le texte du <text:span text:style-name="Emphasis">Commentaire au Prorrhétique I d’Hippocrate</text:span> (16.489-840 K), qui a été directement repris au « Digital Corpus for Graeco-Arabic Studies », car il est curieusement exclu de « First Thousand Years of Greek », et donc de la « Perseus Digital Library »<text:span text:style-name="Footnote_20_anchor"><text:note text:id="ftn1" text:note-class="footnote"><text:note-citation>1</text:note-citation><text:note-body><text:p text:style-name="Footnote"><text:tab/>La « Perseus Digital Library » exclut en revanche à juste titre le traité<text:span text:style-name="Emphasis"> In Hippocratis De alimento commentaria</text:span>, vol. 15, p. 224-417, qu’il est curieux de trouver dans le « Digital Corpus for Graeco-Arabic Studies », alors qu’il s’agit d’un faux de la Renaissance (voir Fichtner-Bibliographie, n° <text:a xlink:type="simple" xlink:href="http://cmg.bbaw.de/epubl/online/Bibl/Galen-Bibliographie_092.pdf" office:target-frame-name="_top" xlink:show="replace" text:style-name="Internet_20_link" text:visited-style-name="Visited_20_Internet_20_Link"><text:span text:style-name="Internet_20_link">72</text:span></text:a>), et que ce corpus ne reprend pas, à juste titre, les deux autres faux de la même époque présents dans l’édition de Kühn, <text:span text:style-name="Emphasis">In Hippocratis De humoribus commentaria</text:span>, vol. 16, p. 1-488 (voir Fichtner-Bibliographie, n° <text:a xlink:type="simple" xlink:href="http://cmg.bbaw.de/epubl/online/Bibl/Galen-Bibliographie_094.pdf" office:target-frame-name="_top" xlink:show="replace" text:style-name="Internet_20_link" text:visited-style-name="Visited_20_Internet_20_Link"><text:span text:style-name="Internet_20_link">94</text:span></text:a>) et <text:span text:style-name="Emphasis">In Hippocratis Epidemias II commentaria</text:span>, vol. 17a, p. 303-479 (voir <text:span text:style-name="Emphasis">Galeni In Hippocratis Epidemiarum librum II commentariorum I-VI</text:span> versionem Arabicam, edidit, in linguam Anglicam vertit U. Vagelpohl adiuvante S. Swain, <text:a xlink:type="simple" xlink:href="http://cmg.bbaw.de/epubl/online/suppl_or_05_02.php" office:target-frame-name="_top" xlink:show="replace" text:style-name="Internet_20_link" text:visited-style-name="Visited_20_Internet_20_Link"><text:span text:style-name="Internet_20_link">CMG Suppl. Or. V 2</text:span></text:a>, Berlin, 2016, p. 15-16).</text:p></text:note-body></text:note></text:span>. Deux textes de l’édition de C.G. Kühn qui sont présents dans la « Perseus Digital Library », mais qui consistent en des compilations d’extraits de textes provenant d’autres traités édités par Kühn, ont en revanche été ici écartés<text:span text:style-name="Footnote_20_anchor"><text:note text:id="ftn2" text:note-class="footnote"><text:note-citation>2</text:note-citation><text:note-body><text:p text:style-name="Footnote"><text:span text:style-name="Emphasis"><text:tab/>De venereis</text:span> (urn:cts:greekLit:tlg0057.tlg035.1st1K-grc2), vol. 5, p. 911-914 (= Oribase, <text:span text:style-name="Emphasis">Collections médicales</text:span>, p. 187.27 – 189.4 Raeder : voir Fichtner-Bibliographie, n° <text:a xlink:type="simple" xlink:href="https://cmg.bbaw.de/epubl/online/online-publikationen/Galen-Bibliographie_2019-12y.pdf#DstN36" office:target-frame-name="_top" xlink:show="replace" text:style-name="Internet_20_link" text:visited-style-name="Visited_20_Internet_20_Link"><text:span text:style-name="Internet_20_link">36</text:span></text:a>) ; <text:span text:style-name="Emphasis">Quos quibus catharticis medicamentis et quando purgare oporteat</text:span> (urn:cts:greekLit:tlg0057.tlg073.1st1K-grc1), vol. 11, p. 343-356 (= Oribase, <text:span text:style-name="Emphasis">Collections médicales</text:span>, p. 221.10 – 227.10 Raeder : voir Fichtner-Bibliographie, n° <text:a xlink:type="simple" xlink:href="https://cmg.bbaw.de/epubl/online/online-publikationen/Galen-Bibliographie_2019-12y.pdf#DstN76" office:target-frame-name="_top" xlink:show="replace" text:style-name="Internet_20_link" text:visited-style-name="Visited_20_Internet_20_Link"><text:span text:style-name="Internet_20_link">76</text:span></text:a>).</text:p></text:note-body></text:note></text:span>. Par ailleurs, la distinction entre traités galéniques et pseudo-galéniques est faite sur la base des connaissances les plus récentes<text:span text:style-name="Footnote_20_anchor"><text:note text:id="ftn3" text:note-class="footnote"><text:note-citation>3</text:note-citation><text:note-body><text:p text:style-name="Footnote"><text:tab/>Voir la « <text:a xlink:type="simple" xlink:href="https://cmg.bbaw.de/epubl/online/galges.html" office:target-frame-name="_top" xlink:show="replace" text:style-name="Internet_20_link" text:visited-style-name="Visited_20_Internet_20_Link"><text:span text:style-name="Internet_20_link">Galenus und [Galenus] – Gesamtübersicht</text:span></text:a> » du Corpus Medicorum Graecorum de Berlin.</text:p></text:note-body></text:note></text:span>, et diffère donc de celle de la « Perseus Digital Library » (voir respectivement « <text:a xlink:type="simple" xlink:href="https://scaife.perseus.org/library/urn:cts:greekLit:tlg0057/" office:target-frame-name="_top" xlink:show="replace" text:style-name="Internet_20_link" text:visited-style-name="Visited_20_Internet_20_Link"><text:span text:style-name="Internet_20_link">Galen</text:span></text:a> » et « <text:a xlink:type="simple" xlink:href="https://scaife.perseus.org/library/urn:cts:greekLit:tlg0530/" office:target-frame-name="_top" xlink:show="replace" text:style-name="Internet_20_link" text:visited-style-name="Visited_20_Internet_20_Link"><text:span text:style-name="Internet_20_link">Pseudo-Galen</text:span></text:a> »).</text:p>
      <text:p text:style-name="Text_20_body">Ces textes en XML-TEI, version P5, suivent les normes <text:a xlink:type="simple" xlink:href="https://epidoc.stoa.org/gl/latest/intro-intro-fr.html" office:target-frame-name="_top" xlink:show="replace" text:style-name="Internet_20_link" text:visited-style-name="Visited_20_Internet_20_Link"><text:span text:style-name="Internet_20_link">EpiDoc</text:span></text:a> et sont structurés conformément à l’architecture <text:a xlink:type="simple" xlink:href="http://cite-architecture.github.io/ctsurn_spec/specification.html#the-canonical-text-services-urn-specification-version-20rc1" office:target-frame-name="_top" xlink:show="replace" text:style-name="Internet_20_link" text:visited-style-name="Visited_20_Internet_20_Link"><text:span text:style-name="Internet_20_link">CTS/CITE</text:span></text:a> ; ils sont publiés avec la licence <text:a xlink:type="simple" xlink:href="https://creativecommons.org/licenses/by-sa/4.0/deed.fr" office:target-frame-name="_top" xlink:show="replace" text:style-name="Internet_20_link" text:visited-style-name="Visited_20_Internet_20_Link"><text:span text:style-name="Internet_20_link">Creative Commons Attribution-ShareAlike 4.0 International</text:span></text:a>.</text:p>
      <text:p text:style-name="Text_20_body">Le présent site et les outils qu’il contient ont été conçus par <text:a xlink:type="simple" xlink:href="http://www.iufrance.fr/les-membres-de-liuf/membre/2053-nathalie-rousseau.html" office:target-frame-name="_top" xlink:show="replace" text:style-name="Internet_20_link" text:visited-style-name="Visited_20_Internet_20_Link"><text:span text:style-name="Internet_20_link">Nathalie Rousseau</text:span></text:a>, et réalisés par <text:a xlink:type="simple" xlink:href="https://github.com/glorieux-f" office:target-frame-name="_top" xlink:show="replace" text:style-name="Internet_20_link" text:visited-style-name="Visited_20_Internet_20_Link"><text:span text:style-name="Internet_20_link">Frédéric Glorieux</text:span></text:a> et <text:a xlink:type="simple" xlink:href="https://github.com/Ctaaffe" office:target-frame-name="_top" xlink:show="replace" text:style-name="Internet_20_link" text:visited-style-name="Visited_20_Internet_20_Link"><text:span text:style-name="Internet_20_link">Cahal Taaffe</text:span></text:a>. Tous les développements informatiques sont sous licence libre, le <text:a xlink:type="simple" xlink:href="https://github.com/galenus-verbatim" office:target-frame-name="_top" xlink:show="replace" text:style-name="Internet_20_link" text:visited-style-name="Visited_20_Internet_20_Link"><text:span text:style-name="Internet_20_link">code source est ouvert</text:span></text:a>. La lemmatisation a été effectuée au moyen des outils « <text:a xlink:type="simple" xlink:href="https://github.com/hipster-philology/nlp-pie-taggers" office:target-frame-name="_top" xlink:show="replace" text:style-name="Internet_20_link" text:visited-style-name="Visited_20_Internet_20_Link"><text:span text:style-name="Internet_20_link">pie-extended</text:span></text:a> » de Thibault Clérice.</text:p>
      <text:p text:style-name="Text_20_body">Ce projet a bénéficié du financement de l’<text:a xlink:type="simple" xlink:href="https://www.iufrance.fr/" office:target-frame-name="_top" xlink:show="replace" text:style-name="Internet_20_link" text:visited-style-name="Visited_20_Internet_20_Link"><text:span text:style-name="Internet_20_link">Institut universitaire de France</text:span></text:a>, ainsi que de l’<text:a xlink:type="simple" xlink:href="https://humanites-biomedicales.sorbonne-universite.fr/" office:target-frame-name="_top" xlink:show="replace" text:style-name="Internet_20_link" text:visited-style-name="Visited_20_Internet_20_Link"><text:span text:style-name="Internet_20_link">Initiative humanités biomédicales de l’Alliance Sorbonne Université</text:span></text:a> pour sa partie latine.</text:p>
      <text:p text:style-name="Text_20_body">Il est ouvert à toute proposition de collaboration, que ce soit pour enrichir « Galenus verbatim » de textes libres de droits, ou pour explorer les pistes de recherche ouvertes par les nouvelles données qui seront produites.</text:p>
      <text:p text:style-name="Text_20_body">Sur l’esprit de ce projet et sur les développements ultérieurs prévus, voir le billet « <text:a xlink:type="simple" xlink:href="https://etymologika.hypotheses.org/2648" office:target-frame-name="_top" xlink:show="replace" text:style-name="Internet_20_link" text:visited-style-name="Visited_20_Internet_20_Link"><text:span text:style-name="Internet_20_link">Galenus verbatim</text:span></text:a> » dans le carnet de recherche <text:span text:style-name="Emphasis">Etymologika</text:span>.</text:p>
      <text:p text:style-name="Text_20_body">Image : Claudii Galeni <text:span text:style-name="Emphasis">Opera omnia</text:span>, editionem curavit Carolus Gottlob Kühn, Lipsiae : Car. Cnoblochii, 1823, vol. 6, p. 120. Crédits : <text:a xlink:type="simple" xlink:href="https://wellcomecollection.org/works/m5w3994s" office:target-frame-name="_top" xlink:show="replace" text:style-name="Internet_20_link" text:visited-style-name="Visited_20_Internet_20_Link"><text:span text:style-name="Internet_20_link">Wellcome Collection</text:span></text:a>. Montage : N. Rousseau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NSimSun" svg:font-family="NSimSun" style:font-family-generic="modern" style:font-pitch="fixed"/>
    <style:font-face style:name="sans-serif" svg:font-family="sans-serif" style:font-family-generic="swiss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fals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fals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fo:margin-top="0.423cm" fo:margin-bottom="0.499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true" loext:hyphenation-no-caps="false"/>
    </style:style>
    <style:style style:name="Text_20_body" style:display-name="Text body" style:family="paragraph" style:parent-style-name="Normal" style:class="text">
      <style:paragraph-properties fo:margin-top="0cm" fo:margin-bottom="0.499cm" style:contextual-spacing="false" fo:text-align="justify" style:justify-single-word="false" fo:hyphenation-ladder-count="no-limit"/>
      <style:text-properties fo:hyphenate="tru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ans Unicode MS" fo:font-family="'Liberation Sans Unicode MS'" style:font-family-generic="system" style:font-pitch="variable" fo:font-size="24pt" fo:font-weight="bold" style:font-size-asian="24pt" style:font-weight-asian="bold" style:font-size-complex="22pt" style:font-weight-complex="bold" fo:hyphenate="true" loext:hyphenation-no-caps="false"/>
    </style:style>
    <style:style style:name="Normal" style:family="paragraph">
      <style:paragraph-properties fo:orphans="0" fo:widows="0" fo:hyphenation-ladder-count="no-limit"/>
      <style:text-properties style:font-name="sans-serif" fo:font-family="sans-serif" style:font-family-generic="swiss" fo:hyphenate="true" loext:hyphenation-no-caps="false"/>
    </style:style>
    <style:style style:name="Horizontal_20_Line" style:display-name="Horizontal Line" style:family="paragraph" style:parent-style-name="Normal" style:next-style-name="Text_20_body" style:class="html">
      <style:paragraph-properties fo:margin-top="0cm" fo:margin-bottom="0.499cm" style:contextual-spacing="false" fo:hyphenation-ladder-count="no-limit" style:border-line-width-bottom="0.009cm 0.009cm 0.009cm" fo:padding="0cm" fo:border-left="none" fo:border-right="none" fo:border-top="none" fo:border-bottom="0.74pt double #808080" style:shadow="none"/>
      <style:text-properties fo:font-size="6pt" style:font-size-asian="6pt" fo:hyphenate="true" loext:hyphenation-no-caps="false"/>
    </style:style>
    <style:style style:name="Adresse_20_expéditeur" style:display-name="Adresse expéditeur" style:family="paragraph" style:parent-style-name="Normal">
      <style:paragraph-properties fo:hyphenation-ladder-count="no-limit"/>
      <style:text-properties fo:font-style="italic" style:font-style-asian="italic" fo:hyphenate="true" loext:hyphenation-no-caps="false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true" loext:hyphenation-no-caps="false"/>
    </style:style>
    <style:style style:name="Header_20_and_20_Footer" style:display-name="Header and 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true" loext:hyphenation-no-caps="false"/>
    </style:style>
    <style:style style:name="Header" style:family="paragraph" style:parent-style-name="Normal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tru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true" loext:hyphenation-no-caps="false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/>
    </style:style>
    <style:style style:name="Footnote" style:family="paragraph" style:parent-style-name="Normal" style:class="extra">
      <style:paragraph-properties fo:margin-left="0.6cm" fo:margin-right="0cm" fo:text-align="justify" style:justify-single-word="false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true" loext:hyphenation-no-caps="false"/>
    </style:style>
    <style:style style:name="Police_20_par_20_défaut" style:display-name="Police par défaut" style:family="text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neuchatel</meta:initial-creator>
    <meta:creation-date>2022-06-15T12:09:00Z</meta:creation-date>
    <dc:date>2022-06-20T11:14:17.471000000</dc:date>
    <meta:editing-cycles>5</meta:editing-cycles>
    <meta:editing-duration>PT43S</meta:editing-duration>
    <meta:document-statistic meta:table-count="0" meta:image-count="0" meta:object-count="0" meta:page-count="1" meta:paragraph-count="12" meta:word-count="634" meta:character-count="4047" meta:non-whitespace-character-count="3419"/>
    <meta:template xlink:type="simple" xlink:actuate="onRequest" xlink:title="" xlink:href="Normal.dotm"/>
  </office:meta>
</office:document-meta>
</file>